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1" svg:font-family="'Luxi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margin-left="-0.239in" fo:margin-right="-0.2228in" fo:text-align="center" style:justify-single-word="false" fo:text-indent="0in" style:auto-text-indent="false"/>
    </style:style>
    <style:style style:name="P5" style:family="paragraph" style:parent-style-name="Standard">
      <style:paragraph-properties fo:margin-left="0.502in" fo:margin-right="0in" fo:text-indent="0in" style:auto-text-indent="false"/>
    </style:style>
    <style:style style:name="P6" style:family="paragraph" style:parent-style-name="Standard">
      <style:paragraph-properties fo:margin-left="0.502in" fo:margin-right="0in" fo:text-indent="0in" style:auto-text-indent="false"/>
    </style:style>
    <style:style style:name="T1" style:family="text">
      <style:text-properties fo:font-style="italic" style:font-style-asian="italic"/>
    </style:style>
    <style:style style:name="Sect1" style:family="section">
      <style:section-properties text:dont-balance-text-columns="false" style:editable="false">
        <style:columns fo:column-count="3">
          <style:column style:rel-width="1440*" fo:start-indent="0in" fo:end-indent="0in"/>
          <style:column style:rel-width="6754*" fo:start-indent="0in" fo:end-indent="0in"/>
          <style:column style:rel-width="1444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Using the vim or vi editor enter the following shell script and save it as thankletter</text:p>
      <text:p text:style-name="Standard">#!/bin/sh</text:p>
      <text:p text:style-name="Standard">today=`date '+%b %d'`</text:p>
      <text:p text:style-name="Standard">me="your name"</text:p>
      <text:p text:style-name="Standard">for line in `cat giftlist.txt`</text:p>
      <text:p text:style-name="Standard">do</text:p>
      <text:p text:style-name="Standard">who=`echo $line | gawk -F, '{print $1}'`</text:p>
      <text:p text:style-name="Standard">gift=`echo $line | gawk -F, '{print $2}'`</text:p>
      <text:p text:style-name="Standard">sed -e "s/WWWWWW/$today/; s/XXXXXX/$who/; s/YYYYYY/$gift/; s/ZZZZZZ/$me/" thankyou.txt</text:p>
      <text:p text:style-name="Standard">done</text:p>
      <text:p text:style-name="Standard">---</text:p>
      <text:p text:style-name="P5">#note: vim graphics do not display in terminal so I put what I typed</text:p>
      <text:p text:style-name="P5">#when in vim I crtl-shift-insert the thankletter in the terminal</text:p>
      <text:p text:style-name="P5">#then I :wq which is to write the file and quit the program.</text:p>
      <text:p text:style-name="P5">vmportal[pts/1]8:10pm:/home/dnoyes/Class/ECE-257 &gt;&gt; vim thankletter</text:p>
      <text:p text:style-name="P5">:wq</text:p>
      <text:p text:style-name="P5"/>
      <text:p text:style-name="Standard"/>
      <text:p text:style-name="Standard">2. Re-edit the script using emacs to type in your name where it belongs in the script and comments describing what <text:span text:style-name="T1">each line of code performs</text:span> (you will need to use man pages to figure out some of the commands).</text:p>
      <text:p text:style-name="Standard">---</text:p>
      <text:p text:style-name="P5">[giftlist.txt]</text:p>
      <text:p text:style-name="P5">Tom,Tape,</text:p>
      <text:p text:style-name="P5">Dick,Drill,</text:p>
      <text:p text:style-name="P5">Harry,Hat,</text:p>
      <text:p text:style-name="P5">Sally,Scarf,</text:p>
      <text:p text:style-name="P5">Kathy,Watch</text:p>
      <text:p text:style-name="P5"/>
      <text:p text:style-name="P5"/>
      <text:p text:style-name="P5">[thankyou.txt]</text:p>
      <text:p text:style-name="P5">WWWWWW</text:p>
      <text:p text:style-name="P5"></text:p>
      <text:p text:style-name="P5">Dear XXXXXX,</text:p>
      <text:p text:style-name="P5"></text:p>
      <text:p text:style-name="P5">I want to thank you so...oo much for your wonderful gift of YYYYYYs.</text:p>
      <text:p text:style-name="P5">I will get much enjoyment and use from your thoughtful gift. I will send</text:p>
      <text:p text:style-name="P5">pictures of me using your gift so you can see how much it means to me.</text:p>
      <text:p text:style-name="P5"></text:p>
      <text:p text:style-name="P5">Best,</text:p>
      <text:p text:style-name="P5"></text:p>
      <text:p text:style-name="P5">ZZZZZZ</text:p>
      <text:p text:style-name="P5"/>
      <text:p text:style-name="P5"/>
      <text:p text:style-name="P5">[thankletter.sh]</text:p>
      <text:p text:style-name="P5">#!/bin/sh</text:p>
      <text:p text:style-name="P5"># puts the date [month day] in the string today</text:p>
      <text:p text:style-name="P5">today=`date '+%b %d'`</text:p>
      <text:p text:style-name="P5"><text:soft-page-break/># puts my name in the string me</text:p>
      <text:p text:style-name="P5">me="Daniel Noyes"</text:p>
      <text:p text:style-name="P5"># for loop</text:p>
      <text:p text:style-name="P5"># grabs the name from the giftlist.txt and puts in the string line</text:p>
      <text:p text:style-name="P5">for line in `cat giftlist.txt`</text:p>
      <text:p text:style-name="P5"># if there is data, it will process the next lines</text:p>
      <text:p text:style-name="P5">do</text:p>
      <text:p text:style-name="P5"># gawk[gnu awk] -F is a field separator</text:p>
      <text:p text:style-name="P5"># separates the first argument from line and put it in who</text:p>
      <text:p text:style-name="P5"># person you recieved the gift</text:p>
      <text:p text:style-name="P5">who=`echo $line | gawk -F, '{print $1}'`</text:p>
      <text:p text:style-name="P5"># separated the second argument from line and put it in gift</text:p>
      <text:p text:style-name="P5"># the name of the item the person gave you</text:p>
      <text:p text:style-name="P5">gift=`echo $line | gawk -F, '{print $2}'`</text:p>
      <text:p text:style-name="P5"># sed - stream editor for transfroming text[man page]</text:p>
      <text:p text:style-name="P5"># it will replace the WWWWWW...ZZZZZZ in thankyou.txt to the proper variable</text:p>
      <text:p text:style-name="P5"># then it will output them to the terminal</text:p>
      <text:p text:style-name="P5"># thankyou.txt - file where the thankyou speech comes from</text:p>
      <text:p text:style-name="P5">sed -e "s/WWWWWW/$today/; s/XXXXXX/$who/; s/YYYYYY/$gift/; s/ZZZZZZ/$me/" thankyou.txt</text:p>
      <text:p text:style-name="P5">echo "$who/$gift"</text:p>
      <text:p text:style-name="P5">done <text:s text:c="2"/># ends the for loop</text:p>
      <text:p text:style-name="Standard"/>
      <text:p text:style-name="Standard">3.Try using telnet to logon to eng-svr-2 from another machine. list the files in /class/ECE-257 , /class/ECE-257/lectures, /class/ECE-257/Misc and /class/ECE-257/source</text:p>
      <text:p text:style-name="Standard">---</text:p>
      <text:p text:style-name="P5">okuu@Reiuiji ~/Dropbox/UMD/Semester#3/ECE-257/Homework/HW#3 $ ssh dnoyes@portal.ece.umassd.edu</text:p>
      <text:p text:style-name="P5">dnoyes@portal.ece.umassd.edu's password: </text:p>
      <text:p text:style-name="P5">Last login: Sun Sep 30 22:37:21 2012 from 134.88.166.73</text:p>
      <text:p text:style-name="P5">vmportal[pts/1]10:40pm:/home/dnoyes &gt;&gt; ls /class/ECE-257</text:p>
      <text:p text:style-name="P5">Access to the class directory.docx <text:s text:c="4"/>make stuff.docx</text:p>
      <text:p text:style-name="P5">Admin <text:s text:c="33"/>Misc</text:p>
      <text:p text:style-name="P5">Homework <text:s text:c="30"/>OpenSolaris.docx</text:p>
      <text:p text:style-name="P5">Installing Linux on a Flash Drive.pdf <text:s/>scripts</text:p>
      <text:p text:style-name="P5">lectures <text:s text:c="30"/>source</text:p>
      <text:p text:style-name="P5">Linux for Programmers and Users.doc <text:s text:c="3"/>TA-Homework-solutions</text:p>
      <text:p text:style-name="P5">vmportal[pts/1]10:41pm:/home/dnoyes &gt;&gt; ls /class/ECE-257/lectures/</text:p>
      <text:p text:style-name="P5">Lec1_FL_2012.ppt <text:s/>Lec2_FL_2012.ppt <text:s/>Lec3_FL_2012.ppt</text:p>
      <text:p text:style-name="P5">vmportal[pts/1]10:41pm:/home/dnoyes &gt;&gt; ls /class/ECE-257/Misc/</text:p>
      <text:p text:style-name="P5">arcreader.tar <text:s text:c="11"/>giftlist.txt <text:s text:c="2"/>names.txt <text:s text:c="9"/>thankyou.txt</text:p>
      <text:p text:style-name="P5">build_server_script.txt <text:s/>giftlist.txt~ <text:s/>pshift.sh</text:p>
      <text:p text:style-name="P5">coins.txt <text:s text:c="15"/>grades.txt <text:s text:c="4"/>screen shots.docx</text:p>
      <text:p text:style-name="P5">vmportal[pts/1]10:41pm:/home/dnoyes &gt;&gt; ls /class/ECE-257/source/</text:p>
      <text:p text:style-name="P5">DB stuff <text:s/>makefile-stuff <text:s/>Perl <text:s/>stuff <text:s/>Web-stuff</text:p>
      <text:p text:style-name="P5">vmportal[pts/1]10:41pm:/home/dnoyes &gt;&gt; telnet open eng-svr-1</text:p>
      <text:p text:style-name="P5">telnet: eng-svr-1: bad port</text:p>
      <text:p text:style-name="P5">vmportal[pts/1]10:41pm:/home/dnoyes &gt;&gt; telnet open eng-svr-2</text:p>
      <text:p text:style-name="P5">telnet: eng-svr-2: bad port</text:p>
      <text:p text:style-name="P5"><text:soft-page-break/>vmportal[pts/1]10:41pm:/home/dnoyes &gt;&gt; ping -c 3 eng-svr-2</text:p>
      <text:p text:style-name="P5">PING eng-svr-2.umdar.umassd.edu (134.88.53.55) 56(84) bytes of data.</text:p>
      <text:p text:style-name="P5">64 bytes from 134.88.53.55: icmp_seq=1 ttl=64 time=1.83 ms</text:p>
      <text:p text:style-name="P5">64 bytes from 134.88.53.55: icmp_seq=2 ttl=64 time=0.161 ms</text:p>
      <text:p text:style-name="P5">64 bytes from 134.88.53.55: icmp_seq=3 ttl=64 time=0.181 ms</text:p>
      <text:p text:style-name="P5"/>
      <text:p text:style-name="P5">--- eng-svr-2.umdar.umassd.edu ping statistics ---</text:p>
      <text:p text:style-name="P5">3 packets transmitted, 3 received, 0% packet loss, time 2001ms</text:p>
      <text:p text:style-name="P5">rtt min/avg/max/mdev = 0.161/0.724/1.830/0.782 ms</text:p>
      <text:p text:style-name="P5">#telnet is insecure so it is blocked on the ece server's</text:p>
      <text:p text:style-name="Standard"/>
      <text:p text:style-name="Standard">4.Using ftp or sftp logon to eng-svr-1 and retrieve files giftlist.txt and thankyou.txt (which directory did you find these in? make sure to put them in your directory that holds the script above).</text:p>
      <text:p text:style-name="Standard">---</text:p>
      <text:p text:style-name="P5">vmportal[pts/1]10:42pm:/home/dnoyes &gt;&gt; ftp eng-svr-2</text:p>
      <text:p text:style-name="P5">ftp: connect: No route to host</text:p>
      <text:p text:style-name="P5">ftp&gt; quit</text:p>
      <text:p text:style-name="P5">#ftp is blocked</text:p>
      <text:p text:style-name="P5">vmportal[pts/1]10:43pm:/home/dnoyes &gt;&gt; sftp eng-svr-2</text:p>
      <text:p text:style-name="P5">Connecting to eng-svr-2...</text:p>
      <text:p text:style-name="P5">dnoyes@eng-svr-2's password: </text:p>
      <text:p text:style-name="P5">sftp&gt; cd /class/ECE-257/Misc/</text:p>
      <text:p text:style-name="P5">sftp&gt; ls</text:p>
      <text:p text:style-name="P5">arcreader.tar <text:s text:c="11"/>giftlist.txt <text:s text:c="2"/>names.txt <text:s text:c="9"/>thankyou.txt</text:p>
      <text:p text:style-name="P5">build_server_script.txt <text:s/>giftlist.txt~ <text:s/>pshift.sh</text:p>
      <text:p text:style-name="P5">coins.txt <text:s text:c="15"/>grades.txt <text:s text:c="4"/>screen shots.docx</text:p>
      <text:p text:style-name="P5">sftp&gt; get thankyou.txt thankyou.txt</text:p>
      <text:p text:style-name="P5">Fetching /class/ECE-257/Misc/thankyou.txt to thankyou.txt</text:p>
      <text:p text:style-name="P5">/class/ECE-257/Misc/thankyou.txt <text:s text:c="3"/>100% <text:s/>262 <text:s text:c="4"/>0.3KB/s <text:s text:c="2"/>0.3KB/s <text:s text:c="2"/>00:00 <text:s text:c="3"/></text:p>
      <text:p text:style-name="P5">sftp&gt; get giftlist.txt giftlist.txt</text:p>
      <text:p text:style-name="P5">Fetching /class/ECE-257/Misc/giftlist.txt to giftlist.txt</text:p>
      <text:p text:style-name="P5">/class/ECE-257/Misc/giftlist.txt <text:s text:c="3"/>100% <text:s text:c="2"/>67 <text:s text:c="4"/>0.1KB/s <text:s text:c="2"/>0.3KB/s <text:s text:c="2"/>00:00</text:p>
      <text:p text:style-name="Standard"/>
      <text:p text:style-name="Standard">5.Use these files to run the script you created above with the editors (hint: chmod may be needed to make it executable). If the result is in error, fix the files that have errors using one of the editors.</text:p>
      <text:p text:style-name="Standard">---</text:p>
      <text:p text:style-name="P5">vmportal[pts/1]10:44pm:/home/dnoyes &gt;&gt; ./thankletter</text:p>
      <text:p text:style-name="P5">Sep 30</text:p>
      <text:p text:style-name="P5"></text:p>
      <text:p text:style-name="P5">Dear Tom,</text:p>
      <text:p text:style-name="P5"></text:p>
      <text:p text:style-name="P5">I want to thank you so...oo much for your wonderful gift of Tapes.</text:p>
      <text:p text:style-name="P5">I will get much enjoyment and use from your thoughtful gift. I will send</text:p>
      <text:p text:style-name="P5">pictures of me using your gift so you can see how much it means to me.</text:p>
      <text:p text:style-name="P5"></text:p>
      <text:p text:style-name="P5">Best,</text:p>
      <text:p text:style-name="P5"></text:p>
      <text:p text:style-name="P5">Daniel Noyes</text:p>
      <text:p text:style-name="P5">Sep 30</text:p>
      <text:p text:style-name="P5"><text:soft-page-break/></text:p>
      <text:p text:style-name="P5">Dear Dick,</text:p>
      <text:p text:style-name="P5"></text:p>
      <text:p text:style-name="P5">I want to thank you so...oo much for your wonderful gift of Drills.</text:p>
      <text:p text:style-name="P5">I will get much enjoyment and use from your thoughtful gift. I will send</text:p>
      <text:p text:style-name="P5">pictures of me using your gift so you can see how much it means to me.</text:p>
      <text:p text:style-name="P5"></text:p>
      <text:p text:style-name="P5">Best,</text:p>
      <text:p text:style-name="P5"></text:p>
      <text:p text:style-name="P5">Daniel Noyes</text:p>
      <text:p text:style-name="P5">Sep 30</text:p>
      <text:p text:style-name="P5"></text:p>
      <text:p text:style-name="P5">Dear Harry,</text:p>
      <text:p text:style-name="P5"></text:p>
      <text:p text:style-name="P5">I want to thank you so...oo much for your wonderful gift of Hats.</text:p>
      <text:p text:style-name="P5">I will get much enjoyment and use from your thoughtful gift. I will send</text:p>
      <text:p text:style-name="P5">pictures of me using your gift so you can see how much it means to me.</text:p>
      <text:p text:style-name="P5"></text:p>
      <text:p text:style-name="P5">Best,</text:p>
      <text:p text:style-name="P5"></text:p>
      <text:p text:style-name="P5">Daniel Noyes</text:p>
      <text:p text:style-name="P5">Sep 30</text:p>
      <text:p text:style-name="P5"></text:p>
      <text:p text:style-name="P5">Dear Sally,</text:p>
      <text:p text:style-name="P5"></text:p>
      <text:p text:style-name="P5">I want to thank you so...oo much for your wonderful gift of Scarfs.</text:p>
      <text:p text:style-name="P5">I will get much enjoyment and use from your thoughtful gift. I will send</text:p>
      <text:p text:style-name="P5">pictures of me using your gift so you can see how much it means to me.</text:p>
      <text:p text:style-name="P5"></text:p>
      <text:p text:style-name="P5">Best,</text:p>
      <text:p text:style-name="P5"></text:p>
      <text:p text:style-name="P5">Daniel Noyes</text:p>
      <text:p text:style-name="P5">Sep 30</text:p>
      <text:p text:style-name="P5"></text:p>
      <text:p text:style-name="P5">Dear Kathy,</text:p>
      <text:p text:style-name="P5"></text:p>
      <text:p text:style-name="P5">I want to thank you so...oo much for your wonderful gift of Watch</text:p>
      <text:p text:style-name="P5">I will get much enjoyment and use from your thoughtful gift. I will send</text:p>
      <text:p text:style-name="P5">pictures of me using your gift so you can see how much it means to me.</text:p>
      <text:p text:style-name="P5"></text:p>
      <text:p text:style-name="P5">Best,</text:p>
      <text:p text:style-name="P5"></text:p>
      <text:p text:style-name="P5">Daniel Noye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xi Sans1" svg:font-family="'Luxi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KaitiM GB" style:font-size-asian="10.5pt" style:language-asian="zh" style:country-asian="CN" style:font-name-complex="Luxi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KaitiM GB" style:font-size-asian="14pt" style:font-name-complex="Luxi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xi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xi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xi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4_01917251" style:display-name="401917251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-0.239in" fo:margin-right="-0.2228in" fo:text-align="center" style:justify-single-word="false" fo:text-indent="0in" style:auto-text-indent="false"/>
    </style:style>
    <style:style style:name="MP4" style:family="paragraph" style:parent-style-name="Head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3">
          <style:column style:rel-width="1440*" fo:start-indent="0in" fo:end-indent="0in"/>
          <style:column style:rel-width="6754*" fo:start-indent="0in" fo:end-indent="0in"/>
          <style:column style:rel-width="1444*" fo:start-indent="0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Daniel Noyes</text:p>
          <text:p text:style-name="MP1"/>
          <text:p text:style-name="MP2">ECE 257 Homework set #3</text:p>
          <text:p text:style-name="MP3"/>
          <text:p text:style-name="MP4">Page: <text:page-number text:select-page="current">4</text:page-number>/<text:page-count>4</text:page-count></text:p>
          <text:p text:style-name="MP4"/>
        </text:sectio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uiji </meta:initial-creator>
    <meta:creation-date>2012-09-09T14:50:18</meta:creation-date>
    <dc:date>2012-09-30T23:02:57</dc:date>
    <dc:creator>Reiuiji </dc:creator>
    <meta:editing-duration>PT4H28M47S</meta:editing-duration>
    <meta:editing-cycles>22</meta:editing-cycles>
    <meta:generator>LibreOffice/3.5$Linux_X86_64 LibreOffice_project/350m1$Build-2</meta:generator>
    <meta:document-statistic meta:table-count="0" meta:image-count="0" meta:object-count="0" meta:page-count="4" meta:paragraph-count="175" meta:word-count="954" meta:character-count="6598" meta:non-whitespace-character-count="5431"/>
  </office:meta>
</office:document-meta>
</file>